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table:style-name="Default"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table:style-name="Default"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.00.0000</text:date>, <text:time style:data-style-name="N2" text:time-value="20:42:02.1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0T20:54:51.164000000</dc:date>
    <meta:editing-duration>P7DT8H2M44S</meta:editing-duration>
    <meta:editing-cycles>2879</meta:editing-cycles>
    <meta:document-statistic meta:table-count="6" meta:cell-count="16290" meta:object-count="0"/>
  </office:meta>
</office:document-meta>
</file>